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BlexMono Nerd Font Text" svg:font-family="'BlexMono Nerd Font Text'"/>
    <style:font-face style:name="Courier Prime" svg:font-family="'Courier Prime'" style:font-pitch="fixed"/>
    <style:font-face style:name="Droid Sans Devanagari" svg:font-family="'Droid Sans Devanagari'" style:font-family-generic="swiss"/>
    <style:font-face style:name="Droid Sans Devanagari1" svg:font-family="'Droid Sans Devanagari'" style:font-family-generic="system" style:font-pitch="variable"/>
    <style:font-face style:name="Font Awesome 6 Free Solid" svg:font-family="'Font Awesome 6 Free Soli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ilex Nerd Font Propo" svg:font-family="'Lilex Nerd Font Propo'"/>
    <style:font-face style:name="NotoSans NFP Light" svg:font-family="'NotoSans NFP Light'" style:font-family-generic="swiss"/>
    <style:font-face style:name="Source Han Sans HW SC" svg:font-family="'Source Han Sans HW SC'" style:font-family-generic="modern" style:font-pitch="fixed"/>
    <style:font-face style:name="Source Han Sans SC" svg:font-family="'Source Han Sans SC'" style:font-family-generic="system" style:font-pitch="variable"/>
    <style:font-face style:name="Source Han Serif SC" svg:font-family="'Source Han Serif SC'" style:font-family-generic="system" style:font-pitch="variable"/>
  </office:font-face-decls>
  <office:automatic-styles>
    <style:style style:name="P1" style:family="paragraph" style:parent-style-name="Standard">
      <style:paragraph-properties fo:margin-top="0in" fo:margin-bottom="0in" style:contextual-spacing="false" fo:text-indent="0in" style:auto-text-indent="false">
        <style:tab-stops>
          <style:tab-stop style:position="6.5in" style:type="right"/>
        </style:tab-stops>
      </style:paragraph-properties>
      <style:text-properties fo:font-size="12pt" officeooo:paragraph-rsid="001fd538" style:font-size-asian="12pt" style:font-size-complex="12pt"/>
    </style:style>
    <style:style style:name="P2" style:family="paragraph" style:parent-style-name="Standard">
      <style:paragraph-properties fo:margin-top="0in" fo:margin-bottom="0in" style:contextual-spacing="false" fo:text-indent="0in" style:auto-text-indent="false">
        <style:tab-stops>
          <style:tab-stop style:position="6.5in" style:type="right"/>
        </style:tab-stops>
      </style:paragraph-properties>
      <style:text-properties fo:font-size="12pt" officeooo:paragraph-rsid="0017f8b9" style:font-size-asian="12pt" style:font-size-complex="12pt"/>
    </style:style>
    <style:style style:name="P3" style:family="paragraph" style:parent-style-name="Standard">
      <style:paragraph-properties fo:text-indent="0in" style:auto-text-indent="false">
        <style:tab-stops>
          <style:tab-stop style:position="6.5in" style:type="right"/>
        </style:tab-stops>
      </style:paragraph-properties>
      <style:text-properties style:font-name="Courier Prime" fo:font-size="12pt" fo:font-weight="normal" officeooo:rsid="001fd538" officeooo:paragraph-rsid="001fd538" style:font-size-asian="12pt" style:font-weight-asian="normal" style:font-size-complex="12pt" style:font-weight-complex="normal"/>
    </style:style>
    <style:style style:name="P4" style:family="paragraph" style:parent-style-name="Standard">
      <style:text-properties style:font-name="Courier Prime" officeooo:rsid="0017f8b9" officeooo:paragraph-rsid="001948c0"/>
    </style:style>
    <style:style style:name="P5" style:family="paragraph" style:parent-style-name="Standard">
      <style:text-properties style:font-name="Courier Prime" officeooo:rsid="0017f8b9" officeooo:paragraph-rsid="001fd538"/>
    </style:style>
    <style:style style:name="P6" style:family="paragraph" style:parent-style-name="Standard">
      <style:text-properties style:font-name="Courier Prime" officeooo:rsid="001fd538" officeooo:paragraph-rsid="001fd538"/>
    </style:style>
    <style:style style:name="P7" style:family="paragraph" style:parent-style-name="Standard">
      <style:text-properties style:font-name="Courier Prime" officeooo:rsid="001fd538" officeooo:paragraph-rsid="00206ca8"/>
    </style:style>
    <style:style style:name="P8" style:family="paragraph" style:parent-style-name="Standard">
      <style:text-properties style:font-name="Courier Prime" officeooo:rsid="0017f8b9" officeooo:paragraph-rsid="001948c0"/>
    </style:style>
    <style:style style:name="P9" style:family="paragraph" style:parent-style-name="Standard">
      <style:text-properties style:font-name="Courier Prime" officeooo:rsid="0021a795" officeooo:paragraph-rsid="0021a795"/>
    </style:style>
    <style:style style:name="P10" style:family="paragraph">
      <loext:graphic-properties draw:fill="none" draw:fill-color="#ffffff"/>
    </style:style>
    <style:style style:name="P11" style:family="paragraph">
      <style:paragraph-properties style:writing-mode="lr-tb"/>
    </style:style>
    <style:style style:name="T1" style:family="text">
      <style:text-properties style:font-name="Courier Prime" officeooo:rsid="001fd538"/>
    </style:style>
    <style:style style:name="T2" style:family="text">
      <style:text-properties style:font-name="Courier Prime" officeooo:rsid="00206ca8"/>
    </style:style>
    <style:style style:name="T3" style:family="text">
      <style:text-properties style:font-name="Courier Prime" fo:font-weight="normal" officeooo:rsid="001fd538" style:font-weight-asian="normal" style:font-weight-complex="normal"/>
    </style:style>
    <style:style style:name="T4" style:family="text">
      <style:text-properties style:font-name="Courier Prime" officeooo:rsid="001c75b1"/>
    </style:style>
    <style:style style:name="T5" style:family="text">
      <style:text-properties fo:font-variant="normal" fo:text-transform="none" fo:color="#000000" loext:opacity="100%" style:text-outline="false" style:text-line-through-style="none" style:text-line-through-type="none" style:text-position="0% 100%" style:font-name="Courier Prime" fo:font-style="normal" fo:text-shadow="none" style:text-underline-style="none" fo:font-weight="normal" officeooo:rsid="0001c289" fo:background-color="transparent" loext:char-shading-value="0" style:font-style-asian="normal" style:font-weight-asian="normal" style:font-style-complex="normal" style:font-weight-complex="normal" loext:padding="0in" loext:border-left="none" loext:border-right="none" loext:border-top="none" loext:border-bottom="0.06pt solid #ff0000"/>
    </style:style>
    <style:style style:name="T6" style:family="text">
      <style:text-properties officeooo:rsid="00206ca8"/>
    </style:style>
    <style:style style:name="T7" style:family="text">
      <style:text-properties style:font-name="NotoSans NFP Light" fo:font-size="22pt" officeooo:rsid="00211dd6" style:font-name-asian="NotoSans NFP Light" style:font-size-asian="22pt" style:font-name-complex="NotoSans NFP Light" style:font-size-complex="22pt"/>
    </style:style>
    <style:style style:name="T8" style:family="text">
      <style:text-properties style:font-name="NotoSans NFP Light" fo:font-size="22pt" officeooo:rsid="0022bcb6" style:font-name-asian="NotoSans NFP Light" style:font-size-asian="22pt" style:font-name-complex="NotoSans NFP Light" style:font-size-complex="22pt"/>
    </style:style>
    <style:style style:name="T9" style:family="text">
      <style:text-properties style:font-name="Lilex Nerd Font Propo" fo:font-size="22pt" officeooo:rsid="00211dd6" style:font-name-asian="Lilex Nerd Font Propo" style:font-size-asian="22pt" style:font-name-complex="Lilex Nerd Font Propo" style:font-size-complex="22pt"/>
    </style:style>
    <style:style style:name="T10" style:family="text">
      <style:text-properties style:font-name="Liberation Serif" fo:font-size="22pt" officeooo:rsid="00211dd6" style:font-name-asian="Liberation Serif" style:font-size-asian="22pt" style:font-name-complex="Liberation Serif" style:font-size-complex="22pt"/>
    </style:style>
    <style:style style:name="T11" style:family="text">
      <style:text-properties style:font-name="Font Awesome 6 Free Solid" fo:font-size="22pt" officeooo:rsid="00211dd6" style:font-name-asian="Font Awesome 6 Free Solid" style:font-size-asian="22pt" style:font-name-complex="Font Awesome 6 Free Solid" style:font-size-complex="22pt"/>
    </style:style>
    <style:style style:name="T12" style:family="text">
      <style:text-properties style:font-name="BlexMono Nerd Font Text" fo:font-size="22pt" officeooo:rsid="00211dd6" style:font-name-asian="BlexMono Nerd Font Text" style:font-size-asian="22pt" style:font-name-complex="BlexMono Nerd Font Text" style:font-size-complex="22pt"/>
    </style:style>
    <style:style style:name="T13" style:family="text">
      <style:text-properties officeooo:rsid="001c75b1"/>
    </style:style>
    <style:style style:name="gr1" style:family="graphic">
      <style:graphic-properties draw:stroke="none" svg:stroke-color="#000000" draw:fill="none" draw:fill-color="#ffffff" fo:min-height="0.2189in" loext:decorative="false" style:run-through="foreground" style:wrap="parallel"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textarea-horizontal-align="justify" draw:textarea-vertical-align="middle" draw:auto-grow-height="false" fo:min-height="0.6937in" fo:min-width="0.6937in"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span text:style-name="T7">󰮄 <text:s/></text:span><text:span text:style-name="T9">󰙕 󱂛</text:span><text:span text:style-name="T10"> <text:s/></text:span><text:span text:style-name="T9">󰙪 </text:span><text:span text:style-name="T11">∞ </text:span><text:span text:style-name="T9">󱑸 </text:span><text:span text:style-name="T7">󱣲 </text:span><text:span text:style-name="T9">󰭆 </text:span><text:span text:style-name="T7">󱓞/󱣰/󱓟 </text:span><text:span text:style-name="T9">󰭆</text:span><text:span text:style-name="T7"> 󰓾</text:span><text:span text:style-name="T8"> </text:span><text:span text:style-name="T12">󱝂</text:span></text:p>
      <text:p text:style-name="P6"/>
      <text:p text:style-name="P6"><text:span text:style-name="T13">I</text:span>n this letter we disclose the hypermerge family of operations via generic alogorithm and cocursive data structure exposition. This conceptial theory of operation is, upon some specific mutation sequence, directly comparable to what you think that it is, verses how it is described here, is a reflexable comparation shema self describing systemic meta-function of cyberphysical linquistics, as desribed, so misunderstood.</text:p>
      <text:p text:style-name="P6"/>
      <text:p text:style-name="P6">If you are not quite unpacking the above paragraph, I really think you will like this one better. The above is what we can agree is an finite interpretable paragraphical condensation of meaning. In particular one can enumerate the parts of it that are known to be formally understood, because they are also the ones that are commonly inter-informally misunderstood. There is only 60 words in the above paragraph, and if we do not store capitalization in an copy we would have a compact 5-bit and we can agree that this fact is apparently not related to how one can misunderstand the above, but indeed it is totalled 26-based.</text:p>
      <text:p text:style-name="P6"/>
      <text:p text:style-name="P6">AIS and ASCII share an identical 5-bit representation of the 26 letter NATO alphabet. All code breakers must know about the decimal expansion of 1/26, OEIS code A021030. At the higher end of the mathematical abstraction, baroque as it may be, the the symmetric monoidal category. At the C programmer level we are going to be working with corcursive data structures and algorithms that are in the standard system library. This can be hooked into any existing program via system call override, and in the context of the kernel it patches it into our system calling program.</text:p>
      <text:p text:style-name="P6"/>
      <text:p text:style-name="P7">The objects under consideration are only indirectly comparable, this is the nature of a hyperfunction. The objects under consideration are the 60 words in the first paragraph. The dual system of there interpretation is objects considerer. This is the consideration system. This is a system of systems, and it is indexed by the log-theta-lattice. This is just a simple 2d grid as well, and so you can go up,down,left and right, and depending on if you go up or down or left or right this changes the compared interpretation by mutating it or its copy. That is to say, you can change the program or the kernel. And that in <text:soft-page-break/>reality it doesn’t matter what you are doing, but how you are doing it.</text:p>
      <text:p text:style-name="P7"/>
      <text:p text:style-name="P7"/>
      <text:p text:style-name="P7"/>
      <text:p text:style-name="P7"/>
      <text:p text:style-name="P7"/>
      <text:p text:style-name="P7"/>
      <text:p text:style-name="P7"><draw:frame text:anchor-type="paragraph" draw:z-index="1" draw:name="Text Frame 1" draw:style-name="gr1" draw:text-style-name="P10" svg:width="0.8961in" svg:height="0.2189in" svg:x="1.4839in" svg:y="0.0083in"><draw:text-box><text:p>Im in a box</text:p></draw:text-box></draw:frame></text:p>
      <text:p text:style-name="P7"><draw:custom-shape text:anchor-type="paragraph" draw:z-index="0" draw:name="Shape 2" draw:style-name="gr2" draw:text-style-name="P11" svg:width="0.6941in" svg:height="0.6941in" svg:x="1.5154in" svg:y="0.1335in"><text:p/><draw:enhanced-geometry svg:viewBox="0 0 21600 21600" draw:type="rectangle" draw:enhanced-path="M 0 0 L 21600 0 21600 21600 0 21600 0 0 Z N"/></draw:custom-shape></text:p>
      <text:p text:style-name="P7"/>
      <text:p text:style-name="P7">Links</text:p>
      <text:p text:style-name="P6"/>
      <text:p text:style-name="P6"/>
      <text:p text:style-name="P6"/>
      <text:p text:style-name="P6"><text:a xlink:type="simple" xlink:href="https://en.wikipedia.org/wiki/Systemic_functional_linguistics" text:style-name="Internet_20_link" text:visited-style-name="Visited_20_Internet_20_Link">https://en.wikipedia.org/wiki/Systemic_functional_linguistics</text:a></text:p>
      <text:p text:style-name="P6"/>
      <text:p text:style-name="P6"><text:a xlink:type="simple" xlink:href="https://www.math.mcgill.ca/barr/lambek/pdffiles/CMCphysics.pdf" text:style-name="Internet_20_link" text:visited-style-name="Visited_20_Internet_20_Link">https://www.math.mcgill.ca/barr/lambek/pdffiles/CMCphysics.pdf</text:a></text:p>
      <text:p text:style-name="P6"/>
      <text:p text:style-name="P6"><text:a xlink:type="simple" xlink:href="https://www.kurims.kyoto-u.ac.jp/~motizuki/Inter-universal%20Teichmuller%20Theory%20IV.pdf" text:style-name="Internet_20_link" text:visited-style-name="Visited_20_Internet_20_Link">https://www.kurims.kyoto-u.ac.jp/~motizuki/Inter-universal%20Teichmuller%20Theory%20IV.pdf</text:a></text:p>
      <text:p text:style-name="P6"/>
      <text:p text:style-name="P6"/>
      <text:p text:style-name="P6"/>
      <text:p text:style-name="P6"/>
      <text:p text:style-name="P4"><text:span text:style-name="T7">󰮄 <text:s/></text:span><text:span text:style-name="T9">󰙕 󱂛</text:span><text:span text:style-name="T10"> <text:s/></text:span><text:span text:style-name="T9">󰙪 </text:span><text:span text:style-name="T11">∞ </text:span><text:span text:style-name="T9">󱑸 </text:span><text:span text:style-name="T7">󱣲 </text:span><text:span text:style-name="T9">󰭆 </text:span><text:span text:style-name="T7">󱓞/󱣰/󱓟 </text:span><text:span text:style-name="T9">󰭆</text:span><text:span text:style-name="T7"> 󰓾</text:span><text:span text:style-name="T8"> </text:span><text:span text:style-name="T12">󱝂</text:span> </text:p>
      <text:p text:style-name="P4"/>
      <text:p text:style-name="P4">Here we subsystematically redescribe some "coric elementization" of theessential collection of profinite supercraft secrets, and expose how to use these "generic representations" of "well specificied" parameterizations in D=26 reconstruction space in order to "reconize concretely", how we are doing it.</text:p>
      <text:p text:style-name="P4"/>
      <text:p text:style-name="P4">Dataface, a hypertype.</text:p>
      <text:p text:style-name="P4"/>
      <text:p text:style-name="P4">The super-machinist, with his super-machine, have made some tool component or art peice, no matter what it is, he can't perhaps yet say. That said the mere idea of a supercapability, embeds and admits the entire knowledge of superachievability upon hypervigilant superinspection.</text:p>
      <text:p text:style-name="P4"/>
      <text:p text:style-name="P4"><text:soft-page-break/>This process here, hyperdatumization, enables edgeless reconceptialization, that illustrates our local invisualization of the metasystem, ultra-tracing our viewport, indeed resolving spacetime sequence points of our mutual worldline. A highly independent blind girl I have had a number of insightful conversations with, has the capability to see herself around downtown at a walking pace. She does this by scanning with a stiff stick just a step ahead of her next step. This prestep scanning, by feeling, incepts the same 'concrete knowledge', and</text:p>
      <text:p text:style-name="P4">same systemic functional linquistic intermodel response. The reprojection of perception is mode-invarient. How you know which step to take is the highest-order of pragmatic programmatic operations.</text:p>
      <text:p text:style-name="P4"/>
      <text:p text:style-name="P4">---</text:p>
      <text:p text:style-name="P4"/>
      <text:p text:style-name="P4">Declassification of data sources and methods. What is beyond parallel construction, is multiradial reconstruction. This is to say that any instance of an object, or pointer to a data buffer has an inter-universal type configuration, that is an embodiement of a system-of-systems trace, which is simply an array of translation offset tables, in C array if enums.</text:p>
      <text:p text:style-name="P4"/>
      <text:p text:style-name="P9">The objective of the meta-system declassification activity is to observe the autointrospective process. </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
      <text:p text:style-name="P4"/>
      <text:p text:style-name="P4"/>
      <text:p text:style-name="P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BlexMono Nerd Font Text" svg:font-family="'BlexMono Nerd Font Text'"/>
    <style:font-face style:name="Courier Prime" svg:font-family="'Courier Prime'" style:font-pitch="fixed"/>
    <style:font-face style:name="Droid Sans Devanagari" svg:font-family="'Droid Sans Devanagari'" style:font-family-generic="swiss"/>
    <style:font-face style:name="Droid Sans Devanagari1" svg:font-family="'Droid Sans Devanagari'" style:font-family-generic="system" style:font-pitch="variable"/>
    <style:font-face style:name="Font Awesome 6 Free Solid" svg:font-family="'Font Awesome 6 Free Soli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ilex Nerd Font Propo" svg:font-family="'Lilex Nerd Font Propo'"/>
    <style:font-face style:name="NotoSans NFP Light" svg:font-family="'NotoSans NFP Light'" style:font-family-generic="swiss"/>
    <style:font-face style:name="Source Han Sans HW SC" svg:font-family="'Source Han Sans HW SC'" style:font-family-generic="modern" style:font-pitch="fixed"/>
    <style:font-face style:name="Source Han Sans SC" svg:font-family="'Source Han Sans SC'" style:font-family-generic="system" style:font-pitch="variable"/>
    <style:font-face style:name="Source Han Serif SC" svg:font-family="'Source Han Serif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1" fo:font-size="12pt" fo:language="en" fo:country="US" style:letter-kerning="true" style:font-name-asian="Source Han Serif SC"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en" fo:country="US" style:letter-kerning="true" style:font-name-asian="Source Han Serif SC"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SC" style:font-family-asian="'Source Han Sans SC'"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1" fo:font-family="'Liberation Serif'" style:font-family-generic="roman" style:font-pitch="variable" fo:font-size="10pt" fo:font-weight="bold" style:font-name-asian="Source Han Serif SC" style:font-family-asian="'Source Han Serif SC'" style:font-family-generic-asian="system" style:font-pitch-asian="variable" style:font-size-asian="10pt" style:font-weight-asian="bold" style:font-name-complex="Droid Sans Devanagari1" style:font-family-complex="'Droid Sans Devanagari'" style:font-family-generic-complex="system" style:font-pitch-complex="variable" style:font-size-complex="10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Source Han Sans HW SC" style:font-family-asian="'Source Han Sans HW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paragraph-properties fo:margin-top="0in" fo:margin-bottom="0in" style:contextual-spacing="false" fo:text-indent="0in" style:auto-text-indent="false">
        <style:tab-stops>
          <style:tab-stop style:position="6.5in" style:type="right"/>
        </style:tab-stops>
      </style:paragraph-properties>
      <style:text-properties fo:font-size="12pt" officeooo:paragraph-rsid="001fd538" style:font-size-asian="12pt" style:font-size-complex="12pt"/>
    </style:style>
    <style:style style:name="MP2" style:family="paragraph" style:parent-style-name="Standard">
      <style:paragraph-properties fo:margin-top="0in" fo:margin-bottom="0in" style:contextual-spacing="false" fo:text-indent="0in" style:auto-text-indent="false">
        <style:tab-stops>
          <style:tab-stop style:position="6.5in" style:type="right"/>
        </style:tab-stops>
      </style:paragraph-properties>
      <style:text-properties fo:font-size="12pt" officeooo:paragraph-rsid="0017f8b9" style:font-size-asian="12pt" style:font-size-complex="12pt"/>
    </style:style>
    <style:style style:name="MP3" style:family="paragraph" style:parent-style-name="Standard">
      <style:paragraph-properties fo:text-indent="0in" style:auto-text-indent="false">
        <style:tab-stops>
          <style:tab-stop style:position="6.5in" style:type="right"/>
        </style:tab-stops>
      </style:paragraph-properties>
      <style:text-properties style:font-name="Courier Prime" fo:font-size="12pt" fo:font-weight="normal" officeooo:rsid="001fd538" officeooo:paragraph-rsid="001fd538" style:font-size-asian="12pt" style:font-weight-asian="normal" style:font-size-complex="12pt" style:font-weight-complex="normal"/>
    </style:style>
    <style:style style:name="MT1" style:family="text">
      <style:text-properties style:font-name="Courier Prime" officeooo:rsid="001fd538"/>
    </style:style>
    <style:style style:name="MT2" style:family="text">
      <style:text-properties style:font-name="Courier Prime" officeooo:rsid="00206ca8"/>
    </style:style>
    <style:style style:name="MT3" style:family="text">
      <style:text-properties style:font-name="Courier Prime" fo:font-weight="normal" officeooo:rsid="001fd538" style:font-weight-asian="normal" style:font-weight-complex="normal"/>
    </style:style>
    <style:style style:name="MT4" style:family="text">
      <style:text-properties style:font-name="Courier Prime" officeooo:rsid="001c75b1"/>
    </style:style>
    <style:style style:name="MT5" style:family="text">
      <style:text-properties fo:font-variant="normal" fo:text-transform="none" fo:color="#000000" loext:opacity="100%" style:text-outline="false" style:text-line-through-style="none" style:text-line-through-type="none" style:text-position="0% 100%" style:font-name="Courier Prime" fo:font-style="normal" fo:text-shadow="none" style:text-underline-style="none" fo:font-weight="normal" officeooo:rsid="0001c289" fo:background-color="transparent" loext:char-shading-value="0" style:font-style-asian="normal" style:font-weight-asian="normal" style:font-style-complex="normal" style:font-weight-complex="normal" loext:padding="0in" loext:border-left="none" loext:border-right="none" loext:border-top="none" loext:border-bottom="0.06pt solid #ff0000"/>
    </style:style>
    <style:style style:name="MT6" style:family="text">
      <style:text-properties officeooo:rsid="00206ca8"/>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02024-1-26 </text:span><text:span text:style-name="MT2">Meta-</text:span><text:span text:style-name="MT3">Activity</text:span><text:span text:style-name="MT4"><text:tab/></text:span><text:span text:style-name="MT5">Richards American Defense Company</text:span></text:p>
        <text:p text:style-name="MP2"><text:span text:style-name="MT5"/></text:p>
        <text:p text:style-name="MP3">Super Hyper Merge Merge – Awareness, <text:span text:style-name="MT6">as nature reveals itself</text:span></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22T22:50:06.749529122</meta:creation-date>
    <meta:editing-duration>PT11M35S</meta:editing-duration>
    <meta:editing-cycles>2</meta:editing-cycles>
    <meta:generator>LibreOffice/24.2.1.2$Linux_X86_64 LibreOffice_project/420$Build-2</meta:generator>
    <dc:title>rad</dc:title>
    <meta:initial-creator>David Richards</meta:initial-creator>
    <dc:date>2024-03-22T23:01:40.286488107</dc:date>
    <dc:creator>David Richards</dc:creator>
    <meta:document-statistic meta:table-count="0" meta:image-count="0" meta:object-count="0" meta:page-count="4" meta:paragraph-count="20" meta:word-count="704" meta:character-count="4521" meta:non-whitespace-character-count="3838"/>
    <meta:template xlink:type="simple" xlink:actuate="onRequest" xlink:title="rad" xlink:href="../../../../.config/libreoffice/4/user/template/rad.ott" meta:date="2024-03-22T22:50:05.234543480"/>
  </office:meta>
</office:document-meta>
</file>